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B00000198A5E6A543225DB4C9.png" manifest:media-type="image/png"/>
  <manifest:file-entry manifest:full-path="Pictures/10000AE600003CB100002A377A82718869687D7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91cm, 1.032cm, 1.7cm, 1.169cm)" draw:image-opacity="100%" style:mirror="non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5.714cm" svg:x="1.17cm" svg:y="3.392cm">
          <draw:image xlink:href="Pictures/10000AE600003CB100002A377A82718869687D74.svg" xlink:type="simple" xlink:show="embed" xlink:actuate="onLoad" draw:mime-type="image/svg+xml">
            <text:p/>
          </draw:image>
          <draw:image xlink:href="Pictures/100000010000024B00000198A5E6A543225DB4C9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 draw:shadow-color="#000000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35cm" fo:margin-bottom="0.535cm" fo:margin-left="0.535cm" fo:margin-right="0.535cm" fo:page-width="15.537cm" fo:page-height="10.80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1T14:27:48.130954945</dc:date>
    <meta:editing-duration>PT7M58S</meta:editing-duration>
    <meta:editing-cycles>1</meta:editing-cycles>
    <meta:document-statistic meta:object-count="1"/>
    <meta:generator>LibreOffice/7.4.7.2$Linux_X86_64 LibreOffice_project/40$Build-2</meta:generator>
  </office:meta>
</office:document-meta>
</file>